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f04" officeooo:paragraph-rsid="0006cf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1</text:p>
      <text:p text:style-name="P1">The most robust version is compare and set version because we have atomicity and we preserve also visibility. If we use explicit lock or synchronized block/methods we have visibility in memory but it has low performance instead atomic variable.</text:p>
      <text:p text:style-name="P1">Race condition is respected by all version because they lock resource, the compare and set check also coherence with data when it change valu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21:13:47.630834063</meta:creation-date>
    <dc:date>2022-03-29T21:21:11.943082004</dc:date>
    <meta:editing-duration>PT39S</meta:editing-duration>
    <meta:editing-cycles>1</meta:editing-cycles>
    <meta:document-statistic meta:table-count="0" meta:image-count="0" meta:object-count="0" meta:page-count="1" meta:paragraph-count="3" meta:word-count="64" meta:character-count="391" meta:non-whitespace-character-count="330"/>
    <meta:generator>LibreOffice/7.3.1.3$Linux_X86_64 LibreOffice_project/eead5aec017556e2cdbf9dfff06537ec58969b73</meta:generator>
  </office:meta>
</office:document-meta>
</file>